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155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Couri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Object/Method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Python Syntax</text:p>
          </table:table-cell>
        </table:table-row>
        <table:table-row table:style-name="ro1">
          <table:table-cell office:value-type="string" calcext:value-type="string">
            <text:p>Communicator</text:p>
          </table:table-cell>
          <table:table-cell office:value-type="string" calcext:value-type="string">
            <text:p>Contains number of processes and rank information</text:p>
          </table:table-cell>
          <table:table-cell office:value-type="string" calcext:value-type="string">
            <text:p>comm = MPI.COMM_WORLD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Rank of this process</text:p>
          </table:table-cell>
          <table:table-cell office:value-type="string" calcext:value-type="string">
            <text:p>comm.Get_rank()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Broadcast data</text:p>
          </table:table-cell>
          <table:table-cell office:value-type="string" calcext:value-type="string">
            <text:p>comm.bcast(data,root=0)</text:p>
          </table:table-cell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Gathers data from nodes</text:p>
          </table:table-cell>
          <table:table-cell office:value-type="string" calcext:value-type="string">
            <text:p>comm.gather(data,root=0)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btains number of available processors</text:p>
          </table:table-cell>
          <table:table-cell office:value-type="string" calcext:value-type="string">
            <text:p>Size = comm.Get_size()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Scatters information to nodes.</text:p>
          </table:table-cell>
          <table:table-cell office:value-type="string" calcext:value-type="string">
            <text:p>comm.scatter(data,root=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8:04:27.631700801</meta:creation-date>
    <dc:date>2017-11-13T08:29:05.211056785</dc:date>
    <meta:editing-duration>PT14M27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